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19.14pt"/>
    </style:style>
    <style:style style:name="co2" style:family="table-column">
      <style:table-column-properties fo:break-before="auto" style:column-width="52.7pt"/>
    </style:style>
    <style:style style:name="co3" style:family="table-column">
      <style:table-column-properties fo:break-before="auto" style:column-width="55.05pt"/>
    </style:style>
    <style:style style:name="co4" style:family="table-column">
      <style:table-column-properties fo:break-before="auto" style:column-width="54.26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200" fo:border="0.06pt solid #000000"/>
    </style:style>
    <style:style style:name="ce3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table_all_all_lstm_metrics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3"/>
        <table:table-column table:style-name="co4" table:default-cell-style-name="ce3"/>
        <table:table-column table:style-name="co5" table:default-cell-style-name="Default"/>
        <table:table-row table:style-name="ro1">
          <table:table-cell office:value-type="string" calcext:value-type="string">
            <text:p>Metric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W</text:p>
          </table:table-cell>
          <table:table-cell/>
        </table:table-row>
        <table:table-row table:style-name="ro1">
          <table:table-cell office:value-type="string" calcext:value-type="string">
            <text:p>mean_binary_accuracy</text:p>
          </table:table-cell>
          <table:table-cell office:value-type="float" office:value="0.92085" calcext:value-type="float">
            <text:p>0.92085</text:p>
          </table:table-cell>
          <table:table-cell office:value-type="float" office:value="0.91135" calcext:value-type="float">
            <text:p>0.91135</text:p>
          </table:table-cell>
          <table:table-cell office:value-type="float" office:value="0.91064" calcext:value-type="float">
            <text:p>0.91064</text:p>
          </table:table-cell>
          <table:table-cell table:formula="of:=MAX([.B2:.D2])" office:value-type="float" office:value="0.92085" calcext:value-type="float">
            <text:p>0.92085</text:p>
          </table:table-cell>
        </table:table-row>
        <table:table-row table:style-name="ro1">
          <table:table-cell office:value-type="string" calcext:value-type="string">
            <text:p>min_binary_accuracy</text:p>
          </table:table-cell>
          <table:table-cell office:value-type="float" office:value="0.90081" calcext:value-type="float">
            <text:p>0.90081</text:p>
          </table:table-cell>
          <table:table-cell office:value-type="float" office:value="0.88998" calcext:value-type="float">
            <text:p>0.88998</text:p>
          </table:table-cell>
          <table:table-cell office:value-type="float" office:value="0.88374" calcext:value-type="float">
            <text:p>0.88374</text:p>
          </table:table-cell>
          <table:table-cell table:formula="of:=MAX([.B3:.D3])" office:value-type="float" office:value="0.90081" calcext:value-type="float">
            <text:p>0.90081</text:p>
          </table:table-cell>
        </table:table-row>
        <table:table-row table:style-name="ro1">
          <table:table-cell office:value-type="string" calcext:value-type="string">
            <text:p>max_binary_accuracy</text:p>
          </table:table-cell>
          <table:table-cell office:value-type="float" office:value="0.94448" calcext:value-type="float">
            <text:p>0.94448</text:p>
          </table:table-cell>
          <table:table-cell office:value-type="float" office:value="0.93774" calcext:value-type="float">
            <text:p>0.93774</text:p>
          </table:table-cell>
          <table:table-cell office:value-type="float" office:value="0.93176" calcext:value-type="float">
            <text:p>0.93176</text:p>
          </table:table-cell>
          <table:table-cell table:formula="of:=MAX([.B4:.D4])" office:value-type="float" office:value="0.94448" calcext:value-type="float">
            <text:p>0.94448</text:p>
          </table:table-cell>
        </table:table-row>
        <table:table-row table:style-name="ro1">
          <table:table-cell office:value-type="string" calcext:value-type="string">
            <text:p>stdev_binary_accuracy</text:p>
          </table:table-cell>
          <table:table-cell office:value-type="float" office:value="0.01274" calcext:value-type="float">
            <text:p>0.01274</text:p>
          </table:table-cell>
          <table:table-cell office:value-type="float" office:value="0.0169" calcext:value-type="float">
            <text:p>0.0169</text:p>
          </table:table-cell>
          <table:table-cell office:value-type="float" office:value="0.01659" calcext:value-type="float">
            <text:p>0.01659</text:p>
          </table:table-cell>
          <table:table-cell table:formula="of:=MIN([.B5:.D5])" office:value-type="float" office:value="0.01274" calcext:value-type="float">
            <text:p>0.01274</text:p>
          </table:table-cell>
        </table:table-row>
        <table:table-row table:style-name="ro1">
          <table:table-cell office:value-type="string" calcext:value-type="string">
            <text:p>mean_training_time</text:p>
          </table:table-cell>
          <table:table-cell table:style-name="ce3" office:value-type="float" office:value="111.35911" calcext:value-type="float">
            <text:p>111.35911</text:p>
          </table:table-cell>
          <table:table-cell office:value-type="float" office:value="109.16209" calcext:value-type="float">
            <text:p>109.16209</text:p>
          </table:table-cell>
          <table:table-cell office:value-type="float" office:value="110.21813" calcext:value-type="float">
            <text:p>110.21813</text:p>
          </table:table-cell>
          <table:table-cell table:formula="of:=MAX([.B6:.D6])" office:value-type="float" office:value="111.35911" calcext:value-type="float">
            <text:p>111.35911</text:p>
          </table:table-cell>
        </table:table-row>
        <table:table-row table:style-name="ro1">
          <table:table-cell office:value-type="string" calcext:value-type="string">
            <text:p>mean_num_epochs</text:p>
          </table:table-cell>
          <table:table-cell table:style-name="ce3" office:value-type="float" office:value="74" calcext:value-type="float">
            <text:p>74</text:p>
          </table:table-cell>
          <table:table-cell office:value-type="float" office:value="72" calcext:value-type="float">
            <text:p>72</text:p>
          </table:table-cell>
          <table:table-cell office:value-type="float" office:value="72.58333" calcext:value-type="float">
            <text:p>72.58333</text:p>
          </table:table-cell>
          <table:table-cell table:formula="of:=MAX([.B7:.D7])" office:value-type="float" office:value="74" calcext:value-type="float">
            <text:p>7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8-28T11:43:28.167762013</dc:date>
    <meta:editing-duration>PT1M</meta:editing-duration>
    <meta:editing-cycles>2</meta:editing-cycles>
    <meta:generator>LibreOffice/6.0.7.3$Linux_X86_64 LibreOffice_project/00m0$Build-3</meta:generator>
    <meta:document-statistic meta:table-count="1" meta:cell-count="34" meta:object-count="0"/>
  </office:meta>
</office:document-meta>
</file>